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0000005E17CB1478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1cm, 0cm, 7.096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15.13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22cm, 0cm, 12.169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4cm, 0cm, 1.834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0" loext:opacity="100%" fo:font-size="36pt" fo:text-shadow="1pt 1pt" fo:background-color="#000000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0" loext:opacity="100%" fo:font-size="36pt" fo:text-shadow="1pt 1pt" fo:background-color="#000000" style:font-size-asian="36pt" style:font-size-complex="36pt"/>
    </style:style>
    <style:style style:name="T1" style:family="text">
      <style:text-properties fo:color="#fffff0" loext:opacity="100%" fo:font-size="30pt" fo:text-shadow="1pt 1pt" fo:font-weight="bold" fo:background-color="#000000" style:font-size-asian="30pt" style:font-weight-asian="bold" style:font-size-complex="30pt" style:font-weight-complex="bold"/>
    </style:style>
    <style:style style:name="T2" style:family="text">
      <style:text-properties fo:color="#fffff0" loext:opacity="100%" fo:font-size="22pt" fo:text-shadow="1pt 1pt" fo:background-color="#000000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28.69cm" svg:x="1cm" svg:y="1cm">
          <draw:image xlink:href="Pictures/10000000000005E0000005E17CB1478E.jpg" xlink:type="simple" xlink:show="embed" xlink:actuate="onLoad" draw:mime-type="image/jpeg">
            <text:p/>
          </draw:image>
        </draw:frame>
        <draw:frame draw:style-name="gr2" draw:text-style-name="P2" draw:layer="layout" svg:width="15.632cm" svg:height="2.3cm" svg:x="1.817cm" svg:y="25.995cm">
          <draw:text-box>
            <text:p><text:span text:style-name="T1">SENSING SOUND AND MUSIC</text:span></text:p>
            <text:p><text:span text:style-name="T2">Alexander Refsum Jensenius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2.482cm" svg:height="18.848cm" draw:transform="rotate (1.5707963267949) translate (1.052cm 28.7cm)">
          <draw:image xlink:href="Pictures/10000000000005E0000005E17CB1478E.jpg" xlink:type="simple" xlink:show="embed" xlink:actuate="onLoad" draw:mime-type="image/jpeg">
            <text:p/>
          </draw:image>
        </draw:frame>
        <draw:frame draw:style-name="gr2" draw:text-style-name="P2" draw:layer="layout" svg:width="15.632cm" svg:height="2.3cm" svg:x="1.817cm" svg:y="25.995cm">
          <draw:text-box>
            <text:p><text:span text:style-name="T1">SENSING SOUND AND MUSIC</text:span></text:p>
            <text:p><text:span text:style-name="T2">Alexander Refsum Jensenius</text:span></text:p>
          </draw:text-box>
        </draw:frame>
      </draw:page>
      <draw:page draw:name="page3" draw:style-name="dp1" draw:master-page-name="Default">
        <draw:frame draw:style-name="gr3" draw:text-style-name="P1" draw:layer="layout" svg:width="6.666cm" svg:height="16.334cm" draw:transform="rotate (1.5707963267949) translate (1.052cm 25.447cm)">
          <draw:image xlink:href="Pictures/10000000000005E0000005E17CB1478E.jpg" xlink:type="simple" xlink:show="embed" xlink:actuate="onLoad" draw:mime-type="image/jpeg">
            <text:p/>
          </draw:image>
        </draw:frame>
        <draw:frame draw:style-name="gr2" draw:text-style-name="P2" draw:layer="layout" svg:width="15.632cm" svg:height="2.3cm" svg:x="1.243cm" svg:y="21.56cm">
          <draw:text-box>
            <text:p><text:span text:style-name="T1">SENSING SOUND AND MUSIC</text:span></text:p>
            <text:p><text:span text:style-name="T2"/></text:p>
          </draw:text-box>
        </draw:frame>
      </draw:page>
      <draw:page draw:name="page4" draw:style-name="dp1" draw:master-page-name="Default">
        <draw:frame draw:style-name="gr4" draw:text-style-name="P1" draw:layer="layout" svg:width="8.828cm" svg:height="9.79cm" draw:transform="rotate (1.5707963267949) translate (1.052cm 27cm)">
          <draw:image xlink:href="Pictures/10000000000005E0000005E17CB1478E.jpg" xlink:type="simple" xlink:show="embed" xlink:actuate="onLoad" draw:mime-type="image/jpeg">
            <text:p/>
          </draw:image>
        </draw:frame>
        <draw:frame draw:style-name="gr2" draw:text-style-name="P4" draw:layer="layout" svg:width="15.632cm" svg:height="3.481cm" svg:x="1.243cm" svg:y="21.56cm">
          <draw:text-box>
            <text:p text:style-name="P3"><text:span text:style-name="T1">SENSING SOUND </text:span></text:p>
            <text:p text:style-name="P3"><text:span text:style-name="T1">AND MUSIC</text:span></text:p>
            <text:p text:style-name="P3"><text:span text:style-name="T2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9:24:00.418974773</meta:creation-date>
    <dc:date>2025-05-10T11:28:05.522314895</dc:date>
    <meta:editing-duration>PT10M58S</meta:editing-duration>
    <meta:editing-cycles>5</meta:editing-cycles>
    <meta:generator>LibreOffice/24.2.7.2$Linux_X86_64 LibreOffice_project/420$Build-2</meta:generator>
    <meta:document-statistic meta:object-count="8"/>
  </office:meta>
</office:document-meta>
</file>